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5c16f" officeooo:paragraph-rsid="0005c1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série de jeu City Skylines est développé par Paradox, un studio de jeu vidéo. La spécialité de Paradox sont les jeux de simulation. </text:p>
      <text:p text:style-name="P1"/>
      <text:p text:style-name="P1">C’est donc tout naturellement que City Skylines 2 est un simulateur de gestion et construction de ville. </text:p>
      <text:p text:style-name="P1"/>
      <text:p text:style-name="P1">Le principe du jeu est de peupler une carte plus ou moins vallonner en rendant les habitants heureux et en répondant à leurs besoins. Les pré-requis sont que pour chaque bâtiments, il doit y avoir de l’électricité et un système d’arrivée et d’évacuation d’eau. Il existe différents types de bâtiments qui sont construits :</text:p>
      <text:p text:style-name="P1">- Les habitations pour la populations</text:p>
      <text:p text:style-name="P1">- les commerces qui doivent permettre aux habitants de se nourrir</text:p>
      <text:p text:style-name="P1">- les industries pour créer les produits qui sont vendus par les commerces</text:p>
      <text:p text:style-name="P1">- les bureaux pour créés des objets technologiques</text:p>
      <text:p text:style-name="P1"/>
      <text:p text:style-name="P1">Il y a aussi les bâtiments tel que les casernes de pompiers, les usines de collecte de déchets, les hôpitaux ou la police. </text:p>
      <text:p text:style-name="P1">Chaque type de bâtiments possèdes plusieurs niveaux de grosseurs pour répondre aux attentes de la population. </text:p>
      <text:p text:style-name="P1"/>
      <text:p text:style-name="P1"/>
      <text:p text:style-name="P1">Avantages :</text:p>
      <text:p text:style-name="P1"/>
      <text:p text:style-name="P1">Pas de tour quand il y a peu d’habitants car pas d’adapter a la place </text:p>
      <text:p text:style-name="P1">gestion constante du budget pour pouvoir rester dans les clous </text:p>
      <text:p text:style-name="P1">Gestion des budget alloué a chaque services (pompiers, hopitaux, police, dechets)</text:p>
      <text:p text:style-name="P1">Fonctionnalités supplémentaires avec des mods qui rend le jeu plus complet </text:p>
      <text:p text:style-name="P1">Jeu complexe qui nous fait découvrir des nouvelles fonctionnalités tout le temps </text:p>
      <text:p text:style-name="P1"/>
      <text:p text:style-name="P1"/>
      <text:p text:style-name="P1">Inconvénients :</text:p>
      <text:p text:style-name="P1"/>
      <text:p text:style-name="P1">Pas d’élection pour savoir si on garde la ville et si les habitants sont assez heureux</text:p>
      <text:p text:style-name="P1">on peut toujours s’en sortir pour pas que le jeu soit trop difficile</text:p>
      <text:p text:style-name="P1">assez peu de choix de design dans les magasins et des habitations. </text:p>
      <text:p text:style-name="P1">Gestion de la circulation pas assez réaliste </text:p>
      <text:p text:style-name="P1"/>
      <text:p text:style-name="P1">Conclusion :</text:p>
      <text:p text:style-name="P1"/>
      <text:p text:style-name="P1">Le jeu est bon dans sa simulation mais manque de diversité dans les styles de construction. </text:p>
      <text:p text:style-name="P1">Le jeu est bon si dans la vraie vie on est dictateur.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09:59:12.448237125</meta:creation-date>
    <meta:generator>LibreOffice/7.6.3.2$MacOSX_X86_64 LibreOffice_project/29d686fea9f6705b262d369fede658f824154cc0</meta:generator>
    <dc:date>2024-03-03T10:34:51.599152421</dc:date>
    <meta:editing-duration>PT35M40S</meta:editing-duration>
    <meta:editing-cycles>1</meta:editing-cycles>
    <meta:document-statistic meta:table-count="0" meta:image-count="0" meta:object-count="0" meta:page-count="1" meta:paragraph-count="23" meta:word-count="313" meta:character-count="1841" meta:non-whitespace-character-count="1539"/>
  </office:meta>
</office:document-meta>
</file>